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">
      <style:paragraph-properties fo:line-height="150%" fo:text-align="center" style:justify-single-word="false"/>
      <style:text-properties fo:text-transform="uppercase" style:font-name="Arial Narrow" fo:letter-spacing="0.106cm" fo:font-weight="bold" officeooo:paragraph-rsid="002a9bc0" style:font-weight-asian="bold" style:font-name-complex="Arial Narrow"/>
    </style:style>
    <style:style style:name="P2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paragraph-rsid="002a9bc0" style:font-size-asian="14pt" style:font-weight-asian="bold" style:font-name-complex="Arial Narrow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 Narrow" fo:font-size="18pt" fo:font-weight="bold" officeooo:paragraph-rsid="002a9bc0" style:font-size-asian="18pt" style:font-weight-asian="bold" style:font-name-complex="Arial Narrow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 Narrow" fo:font-size="12pt" fo:font-weight="bold" officeooo:paragraph-rsid="002a9bc0" style:font-size-asian="12pt" style:font-weight-asian="bold" style:font-name-complex="Arial Narrow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 Narrow" fo:font-size="20pt" fo:font-weight="bold" officeooo:rsid="018752f9" officeooo:paragraph-rsid="002a9bc0" style:font-size-asian="20pt" style:font-weight-asian="bold" style:font-name-complex="Arial Narrow" style:font-size-complex="2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 Narrow" fo:font-size="12pt" fo:font-style="italic" fo:font-weight="bold" officeooo:paragraph-rsid="002a9bc0" style:font-size-asian="12pt" style:font-style-asian="italic" style:font-weight-asian="bold" style:font-name-complex="Arial Narrow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rsid="0001647b" officeooo:paragraph-rsid="002a9bc0" style:font-size-asian="14pt" style:font-weight-asian="bold" style:font-name-complex="Arial Narrow" style:font-size-complex="14pt" style:font-style-complex="italic"/>
    </style:style>
    <style:style style:name="P10" style:family="paragraph" style:parent-style-name="Standard">
      <style:text-properties officeooo:rsid="00014572" officeooo:paragraph-rsid="002a9bc0"/>
    </style:style>
    <style:style style:name="P11" style:family="paragraph" style:parent-style-name="Heading_20_2">
      <style:text-properties officeooo:paragraph-rsid="018a4be7"/>
    </style:style>
    <style:style style:name="P12" style:family="paragraph" style:parent-style-name="Heading_20_2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18cfd1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18cfd17" officeooo:paragraph-rsid="018cfd1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18cfd1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8ed69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8cfd17" officeooo:paragraph-rsid="018cfd1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8ed69c" officeooo:paragraph-rsid="018ed69c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20" style:family="paragraph" style:parent-style-name="Heading_20_2">
      <style:text-properties officeooo:paragraph-rsid="019265ed"/>
    </style:style>
    <style:style style:name="P21" style:family="paragraph" style:parent-style-name="Text_20_body">
      <style:text-properties style:font-name="Arial Narrow" fo:font-size="13pt" fo:font-weight="bold" officeooo:rsid="019c97f8" officeooo:paragraph-rsid="019c97f8" style:font-size-asian="13pt" style:font-weight-asian="bold" style:font-size-complex="13pt" style:font-weight-complex="bold"/>
    </style:style>
    <style:style style:name="P22" style:family="paragraph" style:parent-style-name="Text_20_body">
      <style:text-properties officeooo:paragraph-rsid="019265ed"/>
    </style:style>
    <style:style style:name="P23" style:family="paragraph" style:parent-style-name="Text_20_body">
      <style:text-properties style:font-name="Arial Narrow" fo:font-size="13pt" fo:font-weight="bold" officeooo:rsid="019265ed" officeooo:paragraph-rsid="019265ed" style:font-size-asian="13pt" style:font-weight-asian="bold" style:font-size-complex="13pt" style:font-weight-complex="bold"/>
    </style:style>
    <style:style style:name="P24" style:family="paragraph" style:parent-style-name="Text_20_body">
      <style:text-properties style:font-name="Arial Narrow" fo:font-size="12pt" fo:font-weight="bold" officeooo:rsid="0199aabc" officeooo:paragraph-rsid="0199aabc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Arial Narrow" fo:font-size="12pt" fo:font-weight="bold" officeooo:rsid="0199d256" officeooo:paragraph-rsid="0199d256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Arial Narrow" fo:font-size="12pt" fo:font-weight="bold" officeooo:rsid="019b1719" officeooo:paragraph-rsid="019b1719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Arial Narrow" fo:font-size="13pt" fo:font-weight="bold" officeooo:rsid="019b1719" officeooo:paragraph-rsid="019b1719" style:font-size-asian="13pt" style:font-weight-asian="bold" style:font-size-complex="13pt" style:font-weight-complex="bold"/>
    </style:style>
    <style:style style:name="P28" style:family="paragraph" style:parent-style-name="Heading_20_2">
      <style:text-properties officeooo:paragraph-rsid="01934f66"/>
    </style:style>
    <style:style style:name="P29" style:family="paragraph" style:parent-style-name="Text_20_body">
      <style:text-properties officeooo:paragraph-rsid="01934f66"/>
    </style:style>
    <style:style style:name="P30" style:family="paragraph" style:parent-style-name="Heading_20_2">
      <style:text-properties officeooo:paragraph-rsid="0193fb28"/>
    </style:style>
    <style:style style:name="P31" style:family="paragraph" style:parent-style-name="Text_20_body">
      <style:text-properties officeooo:paragraph-rsid="0193fb2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983674" style:font-size-asian="13pt" style:font-size-complex="13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1983674" style:font-size-asian="14pt" style:font-size-complex="14pt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9807f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011ee97" officeooo:paragraph-rsid="01a9807f" style:font-size-asian="12pt"/>
    </style:style>
    <style:style style:name="P3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weight="bold" officeooo:rsid="0011ee97" officeooo:paragraph-rsid="01a9807f" style:font-size-asian="12pt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" officeooo:rsid="0011ee97" officeooo:paragraph-rsid="01a9807f" style:font-size-asian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a273b6" style:font-size-asian="13pt" style:font-size-complex="13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1a273b6"/>
    </style:style>
    <style:style style:name="P40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11ee97" officeooo:paragraph-rsid="01aaca56" style:font-size-asian="12pt"/>
    </style:style>
    <style:style style:name="P41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708888" officeooo:paragraph-rsid="01aaca56" style:font-size-asian="12pt"/>
    </style:style>
    <style:style style:name="P42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a193bc" officeooo:paragraph-rsid="01aaca56" style:font-size-asian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273b6" style:font-size-asian="12pt" style:font-weight-asian="normal" style:font-size-complex="12pt" style:font-weight-complex="normal"/>
    </style:style>
    <style:style style:name="P44" style:family="paragraph" style:parent-style-name="Heading_20_2">
      <style:text-properties officeooo:rsid="0193fb28" officeooo:paragraph-rsid="0193fb28"/>
    </style:style>
    <style:style style:name="T1" style:family="text">
      <style:text-properties officeooo:rsid="0001647b"/>
    </style:style>
    <style:style style:name="T2" style:family="text">
      <style:text-properties officeooo:rsid="018752f9"/>
    </style:style>
    <style:style style:name="T3" style:family="text">
      <style:text-properties officeooo:rsid="0188e82a"/>
    </style:style>
    <style:style style:name="T4" style:family="text">
      <style:text-properties officeooo:rsid="00034d21"/>
    </style:style>
    <style:style style:name="T5" style:family="text">
      <style:text-properties officeooo:rsid="018a4be7"/>
    </style:style>
    <style:style style:name="T6" style:family="text">
      <style:text-properties fo:font-weight="bold" officeooo:rsid="018a4be7" style:font-weight-asian="bold" style:font-weight-complex="bold"/>
    </style:style>
    <style:style style:name="T7" style:family="text">
      <style:text-properties officeooo:rsid="0190b4fd"/>
    </style:style>
    <style:style style:name="T8" style:family="text">
      <style:text-properties officeooo:rsid="018fea1e"/>
    </style:style>
    <style:style style:name="T9" style:family="text">
      <style:text-properties officeooo:rsid="019265ed"/>
    </style:style>
    <style:style style:name="T10" style:family="text">
      <style:text-properties officeooo:rsid="01934f66"/>
    </style:style>
    <style:style style:name="T11" style:family="text">
      <style:text-properties officeooo:rsid="0193fb28"/>
    </style:style>
    <style:style style:name="T12" style:family="text">
      <style:text-properties officeooo:rsid="01983674" style:font-weight-asian="bold" style:font-weight-complex="bold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2pt" fo:font-weight="bold" style:font-weight-asian="bold" style:font-size-complex="12pt" style:font-weight-complex="bold"/>
    </style:style>
    <style:style style:name="T17" style:family="text">
      <style:text-properties fo:font-size="12pt" fo:font-weight="normal" style:font-weight-asian="normal" style:font-size-complex="12pt" style:font-weight-complex="normal"/>
    </style:style>
    <style:style style:name="T18" style:family="text">
      <style:text-properties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officeooo:rsid="00b4e7d5" style:font-style-asian="italic" style:font-style-complex="italic"/>
    </style:style>
    <style:style style:name="T21" style:family="text">
      <style:text-properties fo:font-size="12pt" fo:font-weight="bold" style:font-weight-asian="normal" style:font-size-complex="12pt" style:font-weight-complex="normal"/>
    </style:style>
    <style:style style:name="T22" style:family="text">
      <style:text-properties fo:font-style="italic" officeooo:rsid="00bdb5a7" style:font-style-asian="italic" style:font-style-complex="italic"/>
    </style:style>
    <style:style style:name="T23" style:family="text">
      <style:text-properties officeooo:rsid="00c5776f"/>
    </style:style>
    <style:style style:name="T24" style:family="text">
      <style:text-properties fo:font-size="12pt" style:font-weight-asian="normal" style:font-size-complex="12pt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officeooo:rsid="00cbf348" style:font-style-asian="italic" style:font-style-complex="italic"/>
    </style:style>
    <style:style style:name="T27" style:family="text">
      <style:text-properties officeooo:rsid="01a273b6" style:font-weight-asian="bold" style:font-weight-complex="bold"/>
    </style:style>
    <style:style style:name="T28" style:family="text">
      <style:text-properties fo:font-style="italic" officeooo:rsid="00d2eda6" style:font-style-asian="italic" style:font-style-complex="italic"/>
    </style:style>
    <style:style style:name="T29" style:family="text">
      <style:text-properties fo:font-style="italic" officeooo:rsid="00d51dd8" style:font-style-asian="italic" style:font-style-complex="italic"/>
    </style:style>
    <style:style style:name="T30" style:family="text">
      <style:text-properties fo:font-style="italic" officeooo:rsid="00d78d1b" style:font-style-asian="italic" style:font-style-complex="italic"/>
    </style:style>
    <style:style style:name="T31" style:family="text">
      <style:text-properties fo:font-style="italic" officeooo:rsid="00dad7f3" style:font-style-asian="italic" style:font-style-complex="italic"/>
    </style:style>
    <style:style style:name="T32" style:family="text">
      <style:text-properties fo:font-style="italic" officeooo:rsid="00de86d8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4"/>
      <text:p text:style-name="P5">Maksymilian Sowula, <text:span text:style-name="T1">Paweł Marek, </text:span><text:span text:style-name="T2">Jakub Szczur, Daniel Cieślak</text:span></text:p>
      <text:p text:style-name="P6">Numer <text:span text:style-name="T1">grupy dziekańskiej: 1ID21A</text:span></text:p>
      <text:p text:style-name="P6"/>
      <text:p text:style-name="P6"/>
      <text:p text:style-name="P6"/>
      <text:p text:style-name="P6"/>
      <text:p text:style-name="P6"/>
      <text:p text:style-name="P6"/>
      <text:p text:style-name="P7">Wypożyczalnia płyt DVD</text:p>
      <text:p text:style-name="P8"/>
      <text:p text:style-name="P9"><text:span text:style-name="T3">Inteligentne Usługi Informacyjne</text:span> - Projek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soft-page-break/><text:span text:style-name="T4">1. </text:span><text:span text:style-name="T5">Skład zespołu oraz podział prac</text:span></text:h>
      <text:h text:style-name="P12" text:outline-level="2" text:is-list-header="true"><text:span text:style-name="T6">Tabela 1.1. </text:span><text:span text:style-name="T5">Skład zespołu oraz procentowy podział prac</text:span>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Członek zespołu</text:p>
          </table:table-cell>
          <table:table-cell table:style-name="Table1.A1" office:value-type="string">
            <text:p text:style-name="P14">Wykonywana praca</text:p>
          </table:table-cell>
          <table:table-cell table:style-name="Table1.C1" office:value-type="string">
            <text:p text:style-name="P14">Udział procentowy</text:p>
          </table:table-cell>
        </table:table-row>
        <table:table-row>
          <table:table-cell table:style-name="Table1.A2" office:value-type="string">
            <text:p text:style-name="P15">Maksymilian Sowula</text:p>
          </table:table-cell>
          <table:table-cell table:style-name="Table1.A2" office:value-type="string">
            <text:p text:style-name="P16">Backend, <text:span text:style-name="T7">Testy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Paweł Marek</text:p>
          </table:table-cell>
          <table:table-cell table:style-name="Table1.A2" office:value-type="string">
            <text:p text:style-name="P18">Frontend,<text:span text:style-name="T8"> Dokumentacja techniczna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Jakub Szczur</text:p>
          </table:table-cell>
          <table:table-cell table:style-name="Table1.A2" office:value-type="string">
            <text:p text:style-name="P18">Frontend, UX/UI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7">Daniel Cieślak</text:p>
          </table:table-cell>
          <table:table-cell table:style-name="Table1.A2" office:value-type="string">
            <text:p text:style-name="P16">Backend, Sprawozdanie</text:p>
          </table:table-cell>
          <table:table-cell table:style-name="Table1.C2" office:value-type="string">
            <text:p text:style-name="P17">25%</text:p>
          </table:table-cell>
        </table:table-row>
      </table:table>
      <text:p text:style-name="P19"/>
      <text:h text:style-name="P20" text:outline-level="2"><text:span text:style-name="T9">2</text:span><text:span text:style-name="T4">. </text:span><text:span text:style-name="T9">Zrzuty ekranu aplikacji</text:span></text:h>
      <text:p text:style-name="P21">2.1. Makiety aplikacji</text:p>
      <text:p text:style-name="P21">2.2. Widok zaimplementowanych makie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2"><text:soft-page-break/><text:span text:style-name="T9">3</text:span><text:span text:style-name="T4">. </text:span><text:span text:style-name="T9">Opis użytych technologii oraz frameworków</text:span></text:h>
      <text:p text:style-name="P23">3.1. Backend</text:p>
      <text:p text:style-name="P24">3.1.1. Java</text:p>
      <text:p text:style-name="P24">3.1.2. Spring Boot</text:p>
      <text:p text:style-name="P23">3.2. Frontend</text:p>
      <text:p text:style-name="P24">3.2.1. TypeScript</text:p>
      <text:p text:style-name="P24">3.2.2. React</text:p>
      <text:p text:style-name="P23">3.3. Baza Danych</text:p>
      <text:p text:style-name="P25">3.3.1. PostgreSQL</text:p>
      <text:p text:style-name="P23">3.4. Koncept UX/UI</text:p>
      <text:p text:style-name="P26">3.4.1. Figm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8" text:outline-level="2"><text:soft-page-break/><text:span text:style-name="T10">4</text:span><text:span text:style-name="T4">. </text:span><text:span text:style-name="T10">Architektura systemu</text:span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0" text:outline-level="2"><text:soft-page-break/><text:span text:style-name="T11">5</text:span><text:span text:style-name="T4">. </text:span><text:span text:style-name="T11">Funkcjonalności systemu</text:span></text:h>
      <text:p text:style-name="P31"/>
      <text:p text:style-name="P32"><text:span text:style-name="T12">5.</text:span><text:span text:style-name="T13">1. </text:span>Funkcjonalności użytkownika</text:p>
      <text:p text:style-name="P33"/>
      <text:list text:style-name="L1">
        <text:list-item>
          <text:p text:style-name="P34"><text:span text:style-name="T14">Rejestracja konta </text:span>– Utworzenie konta z danymi: nickname, password, age, preferredGenresIdentifiers. Walidacja wieku, unikalność nickname, hasło haszowane (Bcrypt). <text:span text:style-name="T15">Endpoint</text:span>: POST /api/v1/auth/register</text:p>
        </text:list-item>
        <text:list-item>
          <text:p text:style-name="P35"><text:span text:style-name="T16">Logowanie do systemu </text:span><text:span text:style-name="T17">– </text:span>Logowanie z użyciem JWT (access token 15 min, refresh token 7 dni, HttpOnly cookies). Backend rozpoznaje rolę (USER / ADMIN). <text:span text:style-name="T15">Endpoint</text:span>: POST /api/v1/auth/login</text:p>
        </text:list-item>
        <text:list-item>
          <text:p text:style-name="P35"><text:span text:style-name="T18">Odświeżanie tokenu / Wylogowanie </text:span><text:span text:style-name="T19">- </text:span>Odświeżanie tokenu oraz bezpieczne wylogowanie (unieważnienie refresh tokena i usunięcie cookie). <text:span text:style-name="T15">Endpoint</text:span><text:span text:style-name="T20">y</text:span>: POST /api/v1/auth/refresh, POST /api/v1/auth/logout</text:p>
        </text:list-item>
        <text:list-item>
          <text:p text:style-name="P35"><text:span text:style-name="T16">Przegląd kolekcji płyt DVD </text:span><text:span text:style-name="T17">– </text:span>Dostęp do listy filmów z informacją o dostępności, możliwością filtrowania (tytuł, opis, gatunek). <text:span text:style-name="T15">Endpoint</text:span>: GET /api/v1/dvd</text:p>
        </text:list-item>
        <text:list-item>
          <text:p text:style-name="P35"><text:span text:style-name="T21">Szczegóły płyty DVD - </text:span>Pełne metadane płyty: tytuł, gatunki, opis, reżyser, rok wydania, czas trwania, liczba kopii, cena za dzień, URL plakatu, data dodania. <text:span text:style-name="T15">Endpoint</text:span>: GET /api/v1/dvd/{id}</text:p>
        </text:list-item>
        <text:list-item>
          <text:p text:style-name="P35"><text:span text:style-name="T16">Żądanie rezerwacji płyty </text:span><text:span text:style-name="T17">– </text:span>Użytkownik składa rezerwację podając zakres dat i liczbę kopii. Rezerwacja trafia do statusu PENDING i wymaga akceptacji admina. System wykrywa konflikty i sprawdza dostępność. <text:span text:style-name="T15">Endpoint</text:span>: POST /api/v1/reservations/new</text:p>
        </text:list-item>
        <text:list-item>
          <text:p text:style-name="P34"><text:span text:style-name="T14">Żądanie zwrotu wypożyczonej płyty </text:span>– zgłoszenie chęci zwrotu wypożyczonego tytułu.</text:p>
        </text:list-item>
        <text:list-item>
          <text:p text:style-name="P35"><text:span text:style-name="T21">Podgląd aktywnych rezerwacji i wypożyczeń </text:span><text:span text:style-name="T17">- </text:span>Użytkownik przegląda swoje rezerwacje i aktywne wypożyczenia; filtracja po statusach. <text:span text:style-name="T15">Endpoint</text:span><text:span text:style-name="T22">y</text:span>: GET /api/v1/reservations (osobiste), GET /api/v1/rentals (osobiste)</text:p>
        </text:list-item>
        <text:list-item>
          <text:p text:style-name="P35"><text:span text:style-name="T21">Anulowanie rezerwacji </text:span><text:span text:style-name="T17">- </text:span>Użytkownik może anulować rezerwację w statusie PENDING. System zwalnia zarezerwowane kopie. <text:span text:style-name="T15">Endpoint</text:span>: POST /api/v1/reservations/{id}/cancel</text:p>
        </text:list-item>
        <text:list-item>
          <text:p text:style-name="P35"><text:span text:style-name="T21">Żądanie zwrotu wypożyczonej płyty </text:span><text:span text:style-name="T17">- </text:span>Użytkownik zgłasza chęć zwrotu aktywnego wypożyczenia; status zmienia się na RETURN_REQUESTED. <text:span text:style-name="T15">Endpoint</text:span>: POST /api/v1/rentals/{id}/return-request</text:p>
        </text:list-item>
        <text:list-item>
          <text:p text:style-name="P35"><text:soft-page-break/><text:span text:style-name="T21">Historia wypożyczeń </text:span><text:span text:style-name="T17">- </text:span>Lista wypożyczeń (z datami, kosztami, tytułami, returnDate). <text:span text:style-name="T23">Możliwe filtrowanie (wszystkie – null, historyczne – HISTORICAL).</text:span> <text:span text:style-name="T15">Endpoint</text:span>: GET /api/v1/rentals?filter=HISTORICAL</text:p>
        </text:list-item>
        <text:list-item>
          <text:p text:style-name="P36"><text:span text:style-name="T24">Historia rachunków / dokumentów PDF </text:span><text:span text:style-name="T17">- </text:span><text:span text:style-name="T19">Użytkownik ma dostęp do listy swoich dokumentów finansowych (rachunki/faktury/receipts) z linkiem do pobrania PDF. </text:span><text:span text:style-name="T25">Endpoint</text:span><text:span text:style-name="T19">: GET /api/v1/transactions</text:span></text:p>
        </text:list-item>
        <text:list-item>
          <text:p text:style-name="P35"><text:span text:style-name="T21">Rekomendacje filmowe </text:span><text:span text:style-name="T17">- </text:span>Personalizowane rekomendacje oparte o historię wypożyczeń, preferowane gatunki, wiek i popularność; rekomendacje zawierają powód (reason). <text:span text:style-name="T15">Endpoint</text:span>: GET /api/v1/user/recommendations</text:p>
        </text:list-item>
        <text:list-item>
          <text:p text:style-name="P35"><text:span text:style-name="T18">Profil użytkownika (edycja) </text:span>- Możliwość edycji nickname, age, preferredGenresIdentifiers, password. Walidacja: co najmniej jedno pole wymagane w PATCH. <text:span text:style-name="T15">Endpoint</text:span><text:span text:style-name="T26">y</text:span>: GET /api/v1/user, PATCH /api/v1/user/edit</text:p>
        </text:list-item>
      </text:list>
      <text:p text:style-name="P37"/>
      <text:p text:style-name="P38"><text:span text:style-name="T27">5.</text:span><text:span text:style-name="T13">2. </text:span>Funkcjonalności administratora</text:p>
      <text:p text:style-name="P39"/>
      <text:list text:style-name="L2">
        <text:list-item>
          <text:p text:style-name="P40"><text:span text:style-name="T16">Logowanie do panelu administracyjnego</text:span><text:span text:style-name="T17"> – </text:span>Wspólny panel logowania; admin uzyskuje dodatkowe uprawnienia przypisane w tokenie.</text:p>
        </text:list-item>
        <text:list-item>
          <text:p text:style-name="P40"><text:span text:style-name="T16">Zarządzanie rezerwacjami </text:span><text:span text:style-name="T17">– </text:span>Przegląd wszystkich rezerwacji (system-wide), filtrowanie, akceptacja/odrzucenie. Akceptacja powoduje utworzenie wypożyczenia, zmniejszenie dostępnych kopii i powiadomienie użytkownika. <text:span text:style-name="T15">Endpoint</text:span><text:span text:style-name="T28">y</text:span>: GET /api/v1/reservations/all, POST /api/v1/reservations/{id}/accept, POST /api/v1/reservations/{id}/decline</text:p>
        </text:list-item>
        <text:list-item>
          <text:p text:style-name="P40"><text:span text:style-name="T16">Zarządzanie zwrotami </text:span><text:span text:style-name="T17">– </text:span>Przegląd żądań zwrotów, akceptacja (obliczenie ewentualnych kar, wygenerowanie dokumentu) lub odrzucenie. Akceptacja kończy wypożyczenie i zwiększa dostępne kopie. <text:span text:style-name="T15">Endpoint</text:span><text:span text:style-name="T29">y</text:span>: GET /api/v1/rentals/return-requests, POST /api/v1/rentals/{id}/return-accept, POST /api/v1/rentals/{id}/return-decline</text:p>
        </text:list-item>
        <text:list-item>
          <text:p text:style-name="P40"><text:span text:style-name="T21">Generowanie rachunków / dokumentów PDF </text:span><text:span text:style-name="T17">- </text:span>Tworzenie dokumentów zgodnych z polskimi standardami (iText5), strategia pozwalająca na różne formaty (invoice/receipt). Automatyczne naliczanie opłat i kar. <text:span text:style-name="T15">Endpoint</text:span><text:span text:style-name="T30">y</text:span>: GET /api/v1/transactions/all, POST /api/v1/transactions/bill/{id}</text:p>
        </text:list-item>
        <text:list-item>
          <text:p text:style-name="P41"><text:span text:style-name="T21">Dodawanie / edycja / usuwanie DVD </text:span><text:span text:style-name="T17">- </text:span>Pełne CRUD dla obiektów DVD (admin). Walidacja danych (gatunki istnieją, wartości dodatnie). <text:span text:style-name="T15">Endpoint</text:span><text:span text:style-name="T31">y</text:span>: POST /api/v1/dvd/create, PATCH /api/v1/dvd/{id}/edit, DELETE /api/v1/dvd/{id}</text:p>
        </text:list-item>
        <text:list-item>
          <text:p text:style-name="P42"><text:soft-page-break/><text:span text:style-name="T21">Zarządzanie gatunkami filmowymi </text:span><text:span text:style-name="T17">- </text:span>Dodawanie i usuwanie gatunków z walidacją unikalności; przy usuwaniu kontroli zależności (niemozliwe usunięcie gdy przypisane DVD). <text:span text:style-name="T15">Endpoint</text:span><text:span text:style-name="T32">y</text:span>: POST /api/v1/genres/create, DELETE /api/v1/genres/{id}/delete</text:p>
        </text:list-item>
        <text:list-item>
          <text:p text:style-name="P40"><text:span text:style-name="T18">Historia rachunków (system-wide) </text:span>- Pełny wgląd w wszystkie dokumenty i transakcje. <text:span text:style-name="T15">Endpoint</text:span>: GET /api/v1/transactions/all</text:p>
        </text:list-item>
      </text:list>
      <text:p text:style-name="P43"/>
      <text:h text:style-name="P44" text:outline-level="2">6. Wniosk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line-height="150%" style:page-number="auto"/>
      <style:text-properties style:font-name="Arial Narrow1" fo:font-family="'Arial Narrow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Arial Narrow1" fo:font-family="'Arial Narrow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5T19:31:06.083981000</meta:creation-date>
    <dc:date>2025-10-14T02:40:15.896959000</dc:date>
    <meta:editing-duration>PT22H37M10S</meta:editing-duration>
    <meta:editing-cycles>420</meta:editing-cycles>
    <meta:generator>LibreOffice/25.2.3.2$MacOSX_AARCH64 LibreOffice_project/bbb074479178df812d175f709636b368952c2ce3</meta:generator>
    <meta:print-date>2025-04-06T15:32:06.501480000</meta:print-date>
    <meta:printed-by>PDF files</meta:printed-by>
    <meta:document-statistic meta:table-count="1" meta:image-count="0" meta:object-count="0" meta:page-count="7" meta:paragraph-count="63" meta:word-count="601" meta:character-count="5147" meta:non-whitespace-character-count="4618"/>
  </office:meta>
</office:document-meta>
</file>